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5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0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1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Text_20_body" style:list-style-name="L32">
      <style:paragraph-properties fo:line-height="150%"/>
      <style:text-properties style:font-name="Arial" style:font-name-asian="Arial"/>
    </style:style>
    <style:style style:name="P2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53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5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56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57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58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59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60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61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62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63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4" style:family="paragraph" style:parent-style-name="Table_20_Contents" style:list-style-name="L33">
      <style:text-properties style:font-name="Verdana" fo:font-size="14pt" style:font-size-asian="14pt" style:font-size-complex="14pt"/>
    </style:style>
    <style:style style:name="P65" style:family="paragraph" style:parent-style-name="Table_20_Contents" style:list-style-name="L34">
      <style:text-properties style:font-name="Verdana" fo:font-size="14pt" style:font-size-asian="14pt" style:font-size-complex="14pt"/>
    </style:style>
    <style:style style:name="P66" style:family="paragraph" style:parent-style-name="Table_20_Contents" style:list-style-name="L35">
      <style:text-properties style:font-name="Verdana" fo:font-size="14pt" style:font-size-asian="14pt" style:font-size-complex="14pt"/>
    </style:style>
    <style:style style:name="P67" style:family="paragraph" style:parent-style-name="Table_20_Contents" style:list-style-name="L36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fo:background-color="#ccff66" style:font-size-asian="15pt" style:font-size-complex="15pt"/>
    </style:style>
    <style:style style:name="T12" style:family="text">
      <style:text-properties style:text-line-through-style="none" style:text-underline-style="none" style:text-blinking="false" fo:background-color="transparent"/>
    </style:style>
    <style:style style:name="T13" style:family="text">
      <style:text-properties style:language-asian="ja" style:country-asian="JP"/>
    </style:style>
    <style:style style:name="T14" style:family="text">
      <style:text-properties fo:background-color="#33ff99"/>
    </style:style>
    <style:style style:name="T15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表4" table:style-name="表4">
        <table:table-column table:style-name="表4.A"/>
        <table:table-row>
          <table:table-cell table:style-name="表4.A1" office:value-type="string">
            <text:p text:style-name="P7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7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5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15"/>
          </table:table-cell>
        </table:table-row>
        <table:table-row>
          <table:table-cell table:style-name="表4.A2" office:value-type="string">
            <text:p text:style-name="P15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63"/>
          </table:table-cell>
        </table:table-row>
        <table:table-row>
          <table:table-cell table:style-name="表4.A2" office:value-type="string">
            <text:p text:style-name="P63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1">f C:\Users\iwabuchiken\AppData\Roaming\MetaQuotes\Terminal\34B08C83A<text:soft-page-break/>5AAE27A4079DE708E60511E\MQL4\Files\Report_Trades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2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1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7"/>
      <text:p text:style-name="P8"><text:span text:style-name="T3">12.1_1</text:span>---------------------------------------------------------------------------</text:p>
      <text:p text:style-name="P6">res free# JVEMV6 44#12.1_1 / 44. currency / 12. admin / 1. setup-mt4-in-note-pc / 20200514_141558</text:p>
      <text:p text:style-name="P7"/>
      <text:p text:style-name="P7">[do] <text:span text:style-name="T1">#_ </text:span></text:p>
      <text:list xml:id="list5368382491042407135" text:style-name="L1">
        <text:list-item>
          <text:p text:style-name="P25">REVIEW </text:p>
        </text:list-item>
        <text:list-item>
          <text:p text:style-name="P25">TASK-1</text:p>
          <text:list>
            <text:list-item>
              <text:p text:style-name="P25">==&gt; see memo (log file in “shortcut...”)</text:p>
            </text:list-item>
          </text:list>
        </text:list-item>
      </text:list>
      <text:p text:style-name="P7"/>
      <text:p text:style-name="P7">[next]</text:p>
      <text:list xml:id="list1225671632268901637" text:style-name="L2">
        <text:list-item>
          <text:p text:style-name="P26">TASK : COMP</text:p>
        </text:list-item>
      </text:list>
      <text:p text:style-name="P7">[further]</text:p>
      <text:p text:style-name="P14"><text:span text:style-name="T10"><text:line-break/></text:span><text:span text:style-name="T11">[/ XXX] 20200514_141625</text:span></text:p>
      <text:p text:style-name="P19"/>
      <text:p text:style-name="P13"/>
      <text:p text:style-name="P5"/>
      <text:p text:style-name="P7"><text:span text:style-name="T4">11.1_ X</text:span>---------------------------------------------------------------------------</text:p>
      <text:p text:style-name="P17">res free# JVEMV6 44#11.3_1.1_1 / 44. currency / 11. prog-mt4 / 3. ea / 1.1 ea-5.1 / 20200515_115452</text:p>
      <text:p text:style-name="P7"/>
      <text:p text:style-name="P7">[do] <text:span text:style-name="T1">#_ </text:span></text:p>
      <text:list xml:id="list1842480373947633763" text:style-name="L3">
        <text:list-item>
          <text:p text:style-name="P27"><text:soft-page-break/>REVIEW </text:p>
        </text:list-item>
        <text:list-item>
          <text:p text:style-name="P27">TASK-1 : start</text:p>
          <text:list>
            <text:list-item>
              <text:p text:style-name="P27"><text:span text:style-name="T1">#_ </text:span>T-1.1</text:p>
              <text:list>
                <text:list-item>
                  <text:p text:style-name="P27">DUP ==&gt; ea-4.mq4</text:p>
                </text:list-item>
                <text:list-item>
                  <text:p text:style-name="P27">func list</text:p>
                  <text:list>
                    <text:list-item>
                      <text:p text:style-name="P27">gen-func-list.bat // (C:\Users\iwabuchiken\AppData\Roaming\MetaQuotes\Terminal\34B08C83A5AAE27A4079DE708E60511E\MQL4\utils)</text:p>
                      <text:list>
                        <text:list-item>
                          <text:p text:style-name="P27">edit</text:p>
                        </text:list-item>
                      </text:list>
                    </text:list-item>
                  </text:list>
                </text:list-item>
                <text:list-item>
                  <text:p text:style-name="P27">compile ==&gt; OK</text:p>
                </text:list-item>
                <text:list-item>
                  <text:p text:style-name="P27">EXEC ==&gt; OK</text:p>
                </text:list-item>
              </text:list>
            </text:list-item>
            <text:list-item>
              <text:p text:style-name="P27">T-1.2 : new FUNC : dp_Dispatch(int idOf_DP) : bool</text:p>
              <text:list>
                <text:list-item>
                  <text:list>
                    <text:list-item>
                      <text:p text:style-name="P27">//_20200515_120722:tmp (ea-5.1.mq4)</text:p>
                    </text:list-item>
                    <text:list-item>
                      <text:p text:style-name="P27">libfx_dp_1.mqh</text:p>
                    </text:list-item>
                  </text:list>
                </text:list-item>
                <text:list-item>
                  <text:p text:style-name="P27">CODE</text:p>
                  <text:list>
                    <text:list-item>
                      <text:p text:style-name="P27">signature</text:p>
                    </text:list-item>
                    <text:list-item>
                      <text:p text:style-name="P27">labels</text:p>
                    </text:list-item>
                    <text:list-item>
                      <text:p text:style-name="P27">caller</text:p>
                    </text:list-item>
                  </text:list>
                </text:list-item>
                <text:list-item>
                  <text:p text:style-name="P27">COMPILE : OK</text:p>
                </text:list-item>
                <text:list-item>
                  <text:p text:style-name="P27">TEST :==&gt; OK</text:p>
                </text:list-item>
              </text:list>
            </text:list-item>
            <text:list-item>
              <text:p text:style-name="P27"><text:span text:style-name="T1">#_ </text:span>T-1.3 : libfx_dp_1.mqh ==&gt; funclist</text:p>
            </text:list-item>
            <text:list-item>
              <text:p text:style-name="P27">T-1.4 : func “dp_Dispatch” ==&gt; if sentence → coding</text:p>
              <text:list>
                <text:list-item>
                  <text:p text:style-name="P27"><text:span text:style-name="T1">#_ </text:span>CODE : //_20200515_123508:tmp</text:p>
                  <text:list>
                    <text:list-item>
                      <text:p text:style-name="P27">new FUNC : dp_5_1_PrevBar_BB_egt_2()</text:p>
                      <text:list>
                        <text:list-item>
                          <text:p text:style-name="P27"><text:span text:style-name="T1">#_ </text:span>sig</text:p>
                        </text:list-item>
                        <text:list-item>
                          <text:p text:style-name="P27"><text:span text:style-name="T1">#_ </text:span>labels</text:p>
                        </text:list-item>
                        <text:list-item>
                          <text:p text:style-name="P27"><text:span text:style-name="T1">#_ </text:span>caller</text:p>
                        </text:list-item>
                      </text:list>
                    </text:list-item>
                    <text:list-item>
                      <text:p text:style-name="P27">COMPILE ==&gt; OK</text:p>
                    </text:list-item>
                    <text:list-item>
                      <text:p text:style-name="P27"><text:span text:style-name="T1">#_ </text:span>TEST ==&gt; </text:p>
                      <text:list>
                        <text:list-item>
                          <text:p text:style-name="P27">==&gt; OK</text:p>
                        </text:list-item>
                      </text:list>
                    </text:list-item>
                  </text:list>
                </text:list-item>
                <text:list-item>
                  <text:p text:style-name="P27"><text:soft-page-break/>CODE : actual lines : //_20200515_124341:tmp</text:p>
                </text:list-item>
                <text:list-item>
                  <text:p text:style-name="P27">COMPILE : OK</text:p>
                </text:list-item>
                <text:list-item>
                  <text:p text:style-name="P27">TEST : ==&gt; OK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5019292110644865787" text:style-name="L4">
        <text:list-item>
          <text:p text:style-name="P28">TASK : TASKS-22</text:p>
        </text:list-item>
      </text:list>
      <text:p text:style-name="P7">[further]</text:p>
      <text:p text:style-name="P14"><text:span text:style-name="T10"><text:line-break/></text:span><text:span text:style-name="T11">[/ XXX] 20200515_125731</text:span></text:p>
      <text:p text:style-name="P19"/>
      <text:p text:style-name="P8"><text:span text:style-name="T3">12.2_X</text:span>---------------------------------------------------------------------------</text:p>
      <text:p text:style-name="P6">res free# JVEMV6 44#12.2_1 / 44. currency / 12. admin / 2. introduce-mq4-file-from-desktop-to-note / 20200515_125850</text:p>
      <text:p text:style-name="P5"/>
      <text:p text:style-name="P7">[do] <text:span text:style-name="T1">#_ </text:span></text:p>
      <text:list xml:id="list35662997" text:continue-list="list5368382491042407135" text:style-name="L1">
        <text:list-item>
          <text:p text:style-name="P25">REVIEW </text:p>
        </text:list-item>
        <text:list-item>
          <text:p text:style-name="P25">TASK-1</text:p>
          <text:list>
            <text:list-item>
              <text:p text:style-name="P25">T-1.1 : steps</text:p>
              <text:list>
                <text:list-item>
                  <text:p text:style-name="P25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5655873" text:continue-numbering="true" text:style-name="L1">
        <text:list-item>
          <text:list>
            <text:list-item>
              <text:list>
                <text:list-item>
                  <text:p text:style-name="P25">note</text:p>
                  <text:list>
                    <text:list-item>
                      <text:p text:style-name="P25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565923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5"/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3103767500547058345" text:style-name="L5">
        <text:list-item>
          <text:p text:style-name="P29">TASK</text:p>
        </text:list-item>
      </text:list>
      <text:p text:style-name="P7"><text:soft-page-break/>[further]</text:p>
      <text:p text:style-name="P14"><text:span text:style-name="T10"><text:line-break/></text:span><text:span text:style-name="T11">[/ XXX] </text:span></text:p>
      <text:p text:style-name="P19"/>
      <text:p text:style-name="P13"/>
      <text:p text:style-name="P7"><text:span text:style-name="T4">10.4_X</text:span>---------------------------------------------------------------------------</text:p>
      <text:p text:style-name="P17">res free# JVEMV6 44#10.4_7 / 44. currency / 10. prog-php / 4. gen-trading-result-list-file / 20200516_122949</text:p>
      <text:p text:style-name="P7"/>
      <text:p text:style-name="P7">[do] <text:span text:style-name="T1">#_ </text:span></text:p>
      <text:list xml:id="list8697851301798032594" text:style-name="L6">
        <text:list-item>
          <text:p text:style-name="P30">REVIEW </text:p>
        </text:list-item>
        <text:list-item>
          <text:p text:style-name="P30">TASK-1</text:p>
          <text:list>
            <text:list-item>
              <text:p text:style-name="P30">steps</text:p>
              <text:list>
                <text:list-item>
                  <text:p text:style-name="P30">gen : trade report</text:p>
                  <text:list>
                    <text:list-item>
                      <text:p text:style-name="P30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0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0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5673811" text:continue-numbering="true" text:style-name="L6">
        <text:list-item>
          <text:list>
            <text:list-item>
              <text:list>
                <text:list-item>
                  <text:p text:style-name="P30">PROBLEM : “'$cntOf_Ticket_Num_Match : 0'”</text:p>
                  <text:list>
                    <text:list-item>
                      <text:p text:style-name="P30"><text:soft-page-break/>TRY-1</text:p>
                      <text:list>
                        <text:list-item>
                          <text:p text:style-name="P30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0">sheet</text:p>
                  <text:list>
                    <text:list-item>
                      <text:p text:style-name="P30">log_JVE_44_10_3_4.[session-3].ods</text:p>
                    </text:list-item>
                    <text:list-item>
                      <text:p text:style-name="P30">DUP : tab “4”</text:p>
                    </text:list-item>
                    <text:list-item>
                      <text:p text:style-name="P30">delete : entries</text:p>
                    </text:list-item>
                    <text:list-item>
                      <text:p text:style-name="P30">C/P : file content</text:p>
                    </text:list-item>
                    <text:list-item>
                      <text:p text:style-name="P30">DUP : tab ==&gt; “5.1”</text:p>
                    </text:list-item>
                    <text:list-item>
                      <text:p text:style-name="P30">entries ==&gt; sort : BB-loc.-1 ~ -3</text:p>
                    </text:list-item>
                  </text:list>
                </text:list-item>
              </text:list>
            </text:list-item>
            <text:list-item>
              <text:p text:style-name="P30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3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5660681" text:continue-numbering="true" text:style-name="L6">
        <text:list-item>
          <text:list>
            <text:list-item>
              <text:p text:style-name="P30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3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1208460499452717058" text:style-name="L7">
              <text:list-item>
                <text:p text:style-name="P55">この sequence は、プラスか？</text:p>
                <text:list>
                  <text:list-item>
                    <text:p text:style-name="P57">4-4-4-2-2 (A-Z order)</text:p>
                  </text:list-item>
                </text:list>
              </text:list-item>
              <text:list-item>
                <text:p text:style-name="P55">この sequence は、マイナスか？</text:p>
                <text:list>
                  <text:list-item>
                    <text:p text:style-name="P55">2-2-2-2 (A-Z order)</text:p>
                  </text:list-item>
                </text:list>
              </text:list-item>
            </text:list>
          </table:table-cell>
        </table:table-row>
      </table:table>
      <text:list xml:id="list35671407" text:continue-list="list35660681" text:style-name="L6">
        <text:list-item>
          <text:list>
            <text:list-item>
              <text:p text:style-name="P30"/>
            </text:list-item>
          </text:list>
        </text:list-item>
      </text:list>
      <text:p text:style-name="P7"/>
      <text:p text:style-name="P7">[next]</text:p>
      <text:list xml:id="list949004400322576858" text:style-name="L8">
        <text:list-item>
          <text:p text:style-name="P31"><text:soft-page-break/>TASK : slice bar data file ==&gt; </text:p>
          <text:list>
            <text:list-item>
              <text:p text:style-name="P31">TASKS-13</text:p>
            </text:list-item>
          </text:list>
        </text:list-item>
      </text:list>
      <text:p text:style-name="P7">[further]</text:p>
      <text:p text:style-name="P14"><text:span text:style-name="T10"><text:line-break/></text:span><text:span text:style-name="T11">[/ XXX] </text:span></text:p>
      <text:p text:style-name="P20"/>
      <text:p text:style-name="P13"/>
      <text:p text:style-name="P7"><text:span text:style-name="T4">13.X_X</text:span>---------------------------------------------------------------------------</text:p>
      <text:p text:style-name="P17">res free# JVEMV6 44#13.24_1 / 44. currency / 13. TASKS / 24. gen-technical-data / 20200518_124246</text:p>
      <text:p text:style-name="P5"/>
      <text:p text:style-name="P7">[do] <text:span text:style-name="T1">#_ </text:span></text:p>
      <text:list xml:id="list2811372883905678246" text:style-name="L9">
        <text:list-item>
          <text:p text:style-name="P32">REVIEW </text:p>
        </text:list-item>
        <text:list-item>
          <text:p text:style-name="P32">TASK-1</text:p>
          <text:list>
            <text:list-item>
              <text:list>
                <text:list-item>
                  <text:p text:style-name="P32">//_20200518_124428:tmp (init())</text:p>
                </text:list-item>
                <text:list-item>
                  <text:p text:style-name="P32">//_20200428_144229:head</text:p>
                </text:list-item>
                <text:list-item>
                  <text:p text:style-name="P32">//_20200518_124948:tmp ==&gt; data : body</text:p>
                </text:list-item>
                <text:list-item>
                  <text:p text:style-name="P32">//_20200518_125012:tmp ==&gt; data : header</text:p>
                </text:list-item>
              </text:list>
            </text:list-item>
            <text:list-item>
              <text:p text:style-name="P32"><text:span text:style-name="T1">#_ </text:span>T-1.1 : data : body ==&gt; MFI</text:p>
              <text:list>
                <text:list-item>
                  <text:p text:style-name="P32"><text:span text:style-name="T1">#_ </text:span>CODE</text:p>
                  <text:list>
                    <text:list-item>
                      <text:p text:style-name="P32">TEST ==&gt; OK</text:p>
                    </text:list-item>
                  </text:list>
                </text:list-item>
                <text:list-item>
                  <text:p text:style-name="P32"><text:span text:style-name="T1">#_ </text:span>CODE : normalize double</text:p>
                  <text:list>
                    <text:list-item>
                      <text:p text:style-name="P32">==&gt; OK</text:p>
                    </text:list-item>
                  </text:list>
                </text:list-item>
              </text:list>
            </text:list-item>
            <text:list-item>
              <text:p text:style-name="P32"><text:span text:style-name="T1">#_ </text:span>T-1.2 : data : body ==&gt; RSI</text:p>
              <text:list>
                <text:list-item>
                  <text:p text:style-name="P32">CODE : //_20200518_131109:tmp</text:p>
                  <text:list>
                    <text:list-item>
                      <text:p text:style-name="P32">==&gt; OK</text:p>
                    </text:list-item>
                  </text:list>
                </text:list-item>
              </text:list>
            </text:list-item>
            <text:list-item>
              <text:p text:style-name="P32">T-1.3 : data : body ==&gt; Force</text:p>
              <text:list>
                <text:list-item>
                  <text:p text:style-name="P32">CODE : //_20200518_132500:tmp</text:p>
                  <text:list>
                    <text:list-item>
                      <text:p text:style-name="P32">==&gt; OK</text:p>
                    </text:list-item>
                  </text:list>
                </text:list-item>
                <text:list-item>
                  <text:p text:style-name="P32"><text:soft-page-break/>CODE</text:p>
                  <text:list>
                    <text:list-item>
                      <text:p text:style-name="P32">Force ==&gt; period → to 20</text:p>
                    </text:list-item>
                    <text:list-item>
                      <text:p text:style-name="P32">==&gt; OK</text:p>
                    </text:list-item>
                  </text:list>
                </text:list-item>
              </text:list>
            </text:list-item>
            <text:list-item>
              <text:p text:style-name="P32">T-1.4 : sheet</text:p>
              <text:list>
                <text:list-item>
                  <text:p text:style-name="P32">log_JVE_44_13_24.[session-1].ods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3610360742574696383" text:style-name="L10">
        <text:list-item>
          <text:p text:style-name="P33">TASK</text:p>
        </text:list-item>
      </text:list>
      <text:p text:style-name="P7">[further]</text:p>
      <text:p text:style-name="P14"><text:span text:style-name="T10"><text:line-break/></text:span><text:span text:style-name="T11">[/ XXX] </text:span></text:p>
      <text:p text:style-name="P19"/>
      <text:p text:style-name="P13"/>
      <text:p text:style-name="P9"/>
      <text:p text:style-name="P7"><text:span text:style-name="T4">13.26_X</text:span>---------------------------------------------------------------------------</text:p>
      <text:p text:style-name="P17">res free# JVEMV6 44#13.26_1 / 44. currency / 13. TASKS / 26. combined-list-external-file / 20200519_185739</text:p>
      <text:p text:style-name="P5"/>
      <text:p text:style-name="P7">[do] <text:span text:style-name="T1">#_ </text:span></text:p>
      <text:list xml:id="list3461171728437042670" text:style-name="L11">
        <text:list-item>
          <text:p text:style-name="P34">REVIEW </text:p>
        </text:list-item>
        <text:list-item>
          <text:p text:style-name="P34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13">ref : </text:span><text:span text:style-name="T9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5650461" text:continue-numbering="true" text:style-name="L11">
        <text:list-item>
          <text:list>
            <text:list-item>
              <text:p text:style-name="P34">T-1.1 : controller</text:p>
              <text:list>
                <text:list-item>
                  <text:p text:style-name="P34"><text:soft-page-break/>CODE : new FUNC : “tasks_26_Gen_Combined_Trade_Result_List”</text:p>
                </text:list-item>
                <text:list-item>
                  <text:p text:style-name="P34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5658163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34">==&gt; OK : “Missing View”</text:p>
                    </text:list-item>
                  </text:list>
                </text:list-item>
              </text:list>
            </text:list-item>
            <text:list-item>
              <text:p text:style-name="P34">T-1.2 : view</text:p>
              <text:list>
                <text:list-item>
                  <text:p text:style-name="P34">DUP : util_3___gen__trading__result__list.ctp</text:p>
                </text:list-item>
                <text:list-item>
                  <text:p text:style-name="P34">edit</text:p>
                </text:list-item>
                <text:list-item>
                  <text:p text:style-name="P34">TEST ==&gt; OK</text:p>
                </text:list-item>
              </text:list>
            </text:list-item>
            <text:list-item>
              <text:p text:style-name="P34">T-1.3 : logic</text:p>
              <text:list>
                <text:list-item>
                  <text:p text:style-name="P34">//_20200519_191713:tmp (\Controller\FxUtilitiesController.php)</text:p>
                </text:list-item>
                <text:list-item>
                  <text:p text:style-name="P34"/>
                </text:list-item>
              </text:list>
            </text:list-item>
          </text:list>
        </text:list-item>
      </text:list>
      <text:p text:style-name="P7">[next]</text:p>
      <text:list xml:id="list1223298413477004726" text:style-name="L12">
        <text:list-item>
          <text:p text:style-name="P35">TASK : cont. (TASKS-26)</text:p>
          <text:list>
            <text:list-item>
              <text:p text:style-name="P35">//_20200519_192026:next</text:p>
            </text:list-item>
          </text:list>
        </text:list-item>
      </text:list>
      <text:p text:style-name="P7">[further]</text:p>
      <text:p text:style-name="P14"><text:span text:style-name="T10"><text:line-break/></text:span><text:span text:style-name="T11">[/ XXX] 20200519_192120</text:span></text:p>
      <text:p text:style-name="P19"/>
      <text:p text:style-name="P13"/>
      <text:p text:style-name="P9"/>
      <text:p text:style-name="P7"><text:span text:style-name="T4">13.26_X</text:span>---------------------------------------------------------------------------</text:p>
      <text:p text:style-name="P17">res free# JVEMV6 44#13.26_2 / 44. currency / 13. TASKS / 26. combined-list-external-file / 20200520_113457</text:p>
      <text:p text:style-name="P9"/>
      <text:p text:style-name="P7">[do] <text:span text:style-name="T1">#_ </text:span></text:p>
      <text:list xml:id="list3731208937537530605" text:style-name="L13">
        <text:list-item>
          <text:p text:style-name="P36">REVIEW </text:p>
        </text:list-item>
        <text:list-item>
          <text:p text:style-name="P36"><text:soft-page-break/>TASK-1 : cont. (TASKS-26)</text:p>
          <text:list>
            <text:list-item>
              <text:list>
                <text:list-item>
                  <text:p text:style-name="P36">//_20200519_192026:next</text:p>
                </text:list-item>
              </text:list>
            </text:list-item>
            <text:list-item>
              <text:p text:style-name="P36">T-1.1</text:p>
              <text:list>
                <text:list-item>
                  <text:p text:style-name="P36">CODE : upto ==&gt; get list of keywords</text:p>
                </text:list-item>
                <text:list-item>
                  <text:p text:style-name="P36">TEST ==&gt; OK</text:p>
                </text:list-item>
              </text:list>
            </text:list-item>
            <text:list-item>
              <text:p text:style-name="P36">T-1.2 : upto current ==&gt; to a function</text:p>
              <text:list>
                <text:list-item>
                  <text:p text:style-name="P36">CODE : </text:p>
                  <text:list>
                    <text:list-item>
                      <text:p text:style-name="P36">new FUNC ==&gt; “tasks_26_Gen_Combined_Trade_Result_List__Get_Keyword_List”</text:p>
                    </text:list-item>
                  </text:list>
                </text:list-item>
                <text:list-item>
                  <text:p text:style-name="P36">TEST ==&gt; OK</text:p>
                </text:list-item>
              </text:list>
            </text:list-item>
            <text:list-item>
              <text:p text:style-name="P36">T-1.3 : build ==&gt; url </text:p>
              <text:list>
                <text:list-item>
                  <text:p text:style-name="P36">CODE</text:p>
                </text:list-item>
                <text:list-item>
                  <text:p text:style-name="P36">TEST ==&gt; OK</text:p>
                </text:list-item>
              </text:list>
            </text:list-item>
            <text:list-item>
              <text:p text:style-name="P36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1425278975412086190" text:style-name="L14">
              <text:list-item>
                <text:p text:style-name="P58">ticket data : dpath</text:p>
                <text:list>
                  <text:list-item>
                    <text:p text:style-name="P58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58">ticket data : fname</text:p>
                <text:list>
                  <text:list-item>
                    <text:p text:style-name="P58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58">statement file : file name</text:p>
                <text:list>
                  <text:list-item>
                    <text:p text:style-name="P58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5651868" text:continue-list="list3731208937537530605" text:style-name="L13">
        <text:list-item>
          <text:list>
            <text:list-item>
              <text:p text:style-name="P36"><text:soft-page-break/></text:p>
            </text:list-item>
          </text:list>
        </text:list-item>
      </text:list>
      <text:p text:style-name="P7"/>
      <text:p text:style-name="P7">[next]</text:p>
      <text:list xml:id="list8163572662295655290" text:style-name="L15">
        <text:list-item>
          <text:p text:style-name="P37">TASK : TASKS-26</text:p>
        </text:list-item>
      </text:list>
      <text:p text:style-name="P7">[further]</text:p>
      <text:p text:style-name="P14"><text:span text:style-name="T10"><text:line-break/></text:span><text:span text:style-name="T11">[/ XXX] 20200520_163236</text:span></text:p>
      <text:p text:style-name="P9"/>
      <text:p text:style-name="P9"/>
      <text:p text:style-name="P7"><text:span text:style-name="T4">13.26_X</text:span>---------------------------------------------------------------------------</text:p>
      <text:p text:style-name="P17">res free# JVEMV6 44#13.26_1 / 44. currency / 13. TASKS / 25. file-from-note-to-desktop / 20200520_162308</text:p>
      <text:p text:style-name="P5"/>
      <text:p text:style-name="P7">[do] <text:span text:style-name="T1">#_ </text:span></text:p>
      <text:list xml:id="list1110312683178236567" text:style-name="L16">
        <text:list-item>
          <text:p text:style-name="P38">REVIEW </text:p>
        </text:list-item>
        <text:list-item>
          <text:p text:style-name="P38">TASK-1</text:p>
          <text:list>
            <text:list-item>
              <text:p text:style-name="P38">T-1.1</text:p>
              <text:list>
                <text:list-item>
                  <text:p text:style-name="P38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7"/>
      <text:p text:style-name="P7">[next]</text:p>
      <text:list xml:id="list1648815235617437623" text:style-name="L17">
        <text:list-item>
          <text:p text:style-name="P39">TASK</text:p>
        </text:list-item>
      </text:list>
      <text:p text:style-name="P7">[further]</text:p>
      <text:p text:style-name="P14"><text:span text:style-name="T10"><text:line-break/></text:span><text:span text:style-name="T11">[/ XXX] </text:span></text:p>
      <text:p text:style-name="P9"/>
      <text:p text:style-name="P13"/>
      <text:p text:style-name="P9"/>
      <text:p text:style-name="P7"><text:soft-page-break/><text:span text:style-name="T4">13.26_X</text:span>---------------------------------------------------------------------------</text:p>
      <text:p text:style-name="P17">res free# JVEMV6 44#13.26_3 / 44. currency / 13. TASKS / 26. combined-list-external-file / 20200520_162506</text:p>
      <text:p text:style-name="P9"/>
      <text:p text:style-name="P7">[do] <text:span text:style-name="T1">#_ </text:span></text:p>
      <text:list xml:id="list2643840747322312229" text:style-name="L18">
        <text:list-item>
          <text:p text:style-name="P40">REVIEW </text:p>
        </text:list-item>
        <text:list-item>
          <text:p text:style-name="P40">TASK-1</text:p>
          <text:list>
            <text:list-item>
              <text:p text:style-name="P40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pan text:style-name="T14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5656605" text:continue-numbering="true" text:style-name="L18">
        <text:list-item>
          <text:list>
            <text:list-item>
              <text:p text:style-name="P40"/>
            </text:list-item>
          </text:list>
        </text:list-item>
      </text:list>
      <text:p text:style-name="P7"/>
      <text:p text:style-name="P7"><text:soft-page-break/>[next]</text:p>
      <text:list xml:id="list474706884435079057" text:style-name="L19">
        <text:list-item>
          <text:p text:style-name="P41">TASK</text:p>
        </text:list-item>
      </text:list>
      <text:p text:style-name="P7">[further]</text:p>
      <text:p text:style-name="P14"><text:span text:style-name="T10"><text:line-break/></text:span><text:span text:style-name="T11">[/ XXX] </text:span></text:p>
      <text:p text:style-name="P19"/>
      <text:p text:style-name="P13"/>
      <text:p text:style-name="P6"/>
      <text:p text:style-name="P7"><text:span text:style-name="T4">13.27_X</text:span>---------------------------------------------------------------------------</text:p>
      <text:p text:style-name="P17">res free# JVEMV6 44#13.27_1 / 44. currency / 13. TASKS / 27. observe-trade-result-list / 20200520_163451</text:p>
      <text:p text:style-name="P5"/>
      <text:p text:style-name="P7">[do] <text:span text:style-name="T1">#_ </text:span></text:p>
      <text:list xml:id="list1014499992620934452" text:style-name="L20">
        <text:list-item>
          <text:p text:style-name="P42">REVIEW </text:p>
        </text:list-item>
        <text:list-item>
          <text:p text:style-name="P42">TASK-1 : prep ==&gt; sheet</text:p>
          <text:list>
            <text:list-item>
              <text:p text:style-name="P42">T-1.1</text:p>
              <text:list>
                <text:list-item>
                  <text:p text:style-name="P42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6519770249427063495" text:style-name="L21">
              <text:list-item>
                <text:p text:style-name="P59">DUP tab</text:p>
              </text:list-item>
              <text:list-item>
                <text:p text:style-name="P59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2815130198431807051" text:style-name="L22">
              <text:list-item>
                <text:p text:style-name="P60">tab “X” : BB-loc.-1 ~ -3 ==&gt; col : BW – BV – BU</text:p>
              </text:list-item>
              <text:list-item>
                <text:p text:style-name="P60">tab “X.1” : profit ==&gt; col : CH</text:p>
              </text:list-item>
            </text:list>
          </table:table-cell>
        </table:table-row>
      </table:table>
      <text:list xml:id="list35657955" text:continue-list="list1014499992620934452" text:style-name="L20">
        <text:list-item>
          <text:p text:style-name="P42"><text:soft-page-break/>TASK-2 : OBSERVE</text:p>
          <text:list>
            <text:list-item>
              <text:p text:style-name="P42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6363398062836708183" text:style-name="L23">
              <text:list-item>
                <text:p text:style-name="P61">2-2-2 ==&gt; </text:p>
                <text:list>
                  <text:list-item>
                    <text:p text:style-name="P61">total = 52</text:p>
                  </text:list-item>
                  <text:list-item>
                    <text:p text:style-name="P61">2-2-2 ==&gt; 3</text:p>
                  </text:list-item>
                  <text:list-item>
                    <text:p text:style-name="P61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9126959987564465152" text:style-name="L24">
              <text:list-item>
                <text:p text:style-name="P62">2-2-2</text:p>
                <text:list>
                  <text:list-item>
                    <text:p text:style-name="P62">total = 66</text:p>
                  </text:list-item>
                  <text:list-item>
                    <text:p text:style-name="P62">2-2-2 ==&gt; 5</text:p>
                    <text:list>
                      <text:list-item>
                        <text:p text:style-name="P62">plus =&gt; 2</text:p>
                      </text:list-item>
                      <text:list-item>
                        <text:p text:style-name="P62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5671538" text:continue-list="list35657955" text:style-name="L20">
        <text:list-item>
          <text:list>
            <text:list-item>
              <text:p text:style-name="P42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13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13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5663513" text:continue-numbering="true" text:style-name="L20">
        <text:list-item>
          <text:list>
            <text:list-item>
              <text:p text:style-name="P42"/>
            </text:list-item>
          </text:list>
        </text:list-item>
      </text:list>
      <text:p text:style-name="P7"/>
      <text:p text:style-name="P7">[next]</text:p>
      <text:list xml:id="list4840259333324255508" text:style-name="L25">
        <text:list-item>
          <text:p text:style-name="P43">TASK-1</text:p>
          <text:list>
            <text:list-item>
              <text:p text:style-name="P43">this : THOUGHTS-2</text:p>
            </text:list-item>
          </text:list>
        </text:list-item>
        <text:list-item>
          <text:p text:style-name="P43">TASK-2 : <text:span text:style-name="T13">13.27</text:span></text:p>
          <text:list>
            <text:list-item>
              <text:p text:style-name="P43">==&gt; 5/19<text:span text:style-name="T13">の分</text:span></text:p>
            </text:list-item>
          </text:list>
        </text:list-item>
      </text:list>
      <text:p text:style-name="P7">[further]</text:p>
      <text:p text:style-name="P14"><text:span text:style-name="T10"><text:line-break/></text:span><text:span text:style-name="T11">[/ XXX] </text:span></text:p>
      <text:p text:style-name="P19"/>
      <text:p text:style-name="P13"/>
      <text:p text:style-name="P7"><text:span text:style-name="T4">13.28_X</text:span>---------------------------------------------------------------------------</text:p>
      <text:p text:style-name="P17">res free# JVEMV6 44#13.28_2 / 44. currency / 13. TASKS / 28. gen-raw-data-more-data / 20200521_144254</text:p>
      <text:p text:style-name="P5"><text:soft-page-break/></text:p>
      <text:p text:style-name="P7">[do] <text:span text:style-name="T1">#_ </text:span></text:p>
      <text:list xml:id="list7894662432103887670" text:style-name="L26">
        <text:list-item>
          <text:p text:style-name="P44">REVIEW </text:p>
        </text:list-item>
        <text:list-item>
          <text:p text:style-name="P44">TASK-1</text:p>
          <text:list>
            <text:list-item>
              <text:list>
                <text:list-item>
                  <text:p text:style-name="P44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44">T-1.1 : review file</text:p>
              <text:list>
                <text:list-item>
                  <text:p text:style-name="P44">CODE</text:p>
                  <text:list>
                    <text:list-item>
                      <text:p text:style-name="P44">init() ==&gt; setup() ==&gt; </text:p>
                      <text:list>
                        <text:list-item>
                          <text:p text:style-name="P44">//_20200521_144515:tmp</text:p>
                        </text:list-item>
                      </text:list>
                    </text:list-item>
                    <text:list-item>
                      <text:p text:style-name="P44">exec()</text:p>
                      <text:list>
                        <text:list-item>
                          <text:p text:style-name="P44">get_BasicData_with_RSI_BB_MFI (utils.mqh)</text:p>
                          <text:list>
                            <text:list-item>
                              <text:p text:style-name="P44">_get_FNAME</text:p>
                            </text:list-item>
                            <text:list-item>
                              <text:p text:style-name="P44">get_AryOf_RSI_BB_MFI</text:p>
                            </text:list-item>
                            <text:list-item>
                              <text:p text:style-name="P44">write2File_AryOf_BasicData_With_RSI_BB_MFI</text:p>
                            </text:list-item>
                            <text:list-item>
                              <text:p text:style-name="P44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T-1.2 : add column ==&gt; “force”</text:p>
              <text:list>
                <text:list-item>
                  <text:p text:style-name="P44">current : “no;Open;High;Low;Close;RSI;MFI;BB.2s;BB.1s;BB.main;BB.-1s;BB.-2s;Diff;High/Low;datetime”</text:p>
                </text:list-item>
                <text:list-item>
                  <text:p text:style-name="P44">new :</text:p>
                  <text:list>
                    <text:list-item>
                      <text:p text:style-name="P44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44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44">T-1.3 : edit ==&gt; get_AryOf_RSI_BB_MFI</text:p>
              <text:list>
                <text:list-item>
                  <text:p text:style-name="P44">//_20200521_145524:tmp</text:p>
                  <text:list>
                    <text:list-item>
                      <text:p text:style-name="P44">dec<text:span text:style-name="T13">lare var</text:span></text:p>
                    </text:list-item>
                  </text:list>
                </text:list-item>
                <text:list-item>
                  <text:p text:style-name="P44">//_20200521_145459:tmp (utils.mqh)</text:p>
                  <text:list>
                    <text:list-item>
                      <text:p text:style-name="P44"><text:soft-page-break/>set val</text:p>
                    </text:list-item>
                  </text:list>
                </text:list-item>
                <text:list-item>
                  <text:p text:style-name="P44">“AryOf_Data” ==&gt; add “Force” val</text:p>
                  <text:list>
                    <text:list-item>
                      <text:p text:style-name="P44">change ==&gt; param : array length</text:p>
                      <text:list>
                        <text:list-item>
                          <text:p text:style-name="P44">//_20200521_150611:tmp</text:p>
                        </text:list-item>
                        <text:list-item>
                          <text:p text:style-name="P44">11 → 12</text:p>
                        </text:list-item>
                      </text:list>
                    </text:list-item>
                    <text:list-item>
                      <text:p text:style-name="P44">change ==&gt; caller line</text:p>
                      <text:list>
                        <text:list-item>
                          <text:p text:style-name="P44">//_20200521_150728:tmp (func caller)</text:p>
                        </text:list-item>
                        <text:list-item>
                          <text:p text:style-name="P44">//20200521_150747:tmp ==&gt; dec<text:span text:style-name="T13">lare array</text:span></text:p>
                          <text:list>
                            <text:list-item>
                              <text:p text:style-name="P44"><text:span text:style-name="T2">#_ </text:span><text:span text:style-name="T13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4"><text:span text:style-name="T2">#_ </text:span>add val : in-func lines</text:p>
                      <text:list>
                        <text:list-item>
                          <text:p text:style-name="P44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T-1.4 : edit ==&gt; write2File_AryOf_BasicData_With_RSI_BB_MFI</text:p>
              <text:list>
                <text:list-item>
                  <text:p text:style-name="P44">CODE </text:p>
                  <text:list>
                    <text:list-item>
                      <text:p text:style-name="P44"><text:span text:style-name="T2">#_ </text:span>header : _file_write__header_With_RSI_BB_MFI</text:p>
                      <text:list>
                        <text:list-item>
                          <text:p text:style-name="P44">caller : //_20200521_151117:tmp</text:p>
                        </text:list-item>
                        <text:list-item>
                          <text:p text:style-name="P44"><text:span text:style-name="T2">#_ </text:span>in-func line</text:p>
                          <text:list>
                            <text:list-item>
                              <text:p text:style-name="P44">//_20200521_151203:tmp</text:p>
                            </text:list-item>
                            <text:list-item>
                              <text:p text:style-name="P44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4"><text:span text:style-name="T2">#_ </text:span>“write : data”</text:p>
                      <text:list>
                        <text:list-item>
                          <text:p text:style-name="P44">//_20200521_151335:tmp ==&gt; section</text:p>
                        </text:list-item>
                        <text:list-item>
                          <text:p text:style-name="P44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T-1.5 : TEST</text:p>
              <text:list>
                <text:list-item>
                  <text:p text:style-name="P44"><text:span text:style-name="T2">#_ </text:span>COMPILE </text:p>
                </text:list-item>
                <text:list-item>
                  <text:p text:style-name="P44">EXEC : obs_49_8.(A-J).(M5-55000).mq4</text:p>
                  <text:list>
                    <text:list-item>
                      <text:p text:style-name="P44">==&gt; <text:span text:style-name="T13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[next]</text:p>
      <text:list xml:id="list8962407103487942423" text:style-name="L27">
        <text:list-item>
          <text:p text:style-name="P45">TASK : <text:s/><text:span text:style-name="T4">44#13.28</text:span></text:p>
          <text:list>
            <text:list-item>
              <text:p text:style-name="P45">php coding</text:p>
            </text:list-item>
          </text:list>
        </text:list-item>
      </text:list>
      <text:p text:style-name="P7">[further]</text:p>
      <text:p text:style-name="P14"><text:soft-page-break/><text:span text:style-name="T10"><text:line-break/></text:span><text:span text:style-name="T11">[/ XXX] </text:span></text:p>
      <text:p text:style-name="P19"/>
      <text:p text:style-name="P7"><text:span text:style-name="T15">@@@</text:span></text:p>
      <text:p text:style-name="P7"><text:span text:style-name="T4">13.28_X</text:span>---------------------------------------------------------------------------</text:p>
      <text:p text:style-name="P17">res free# JVEMV6 44#13.28_2 / 44. currency / 13. TASKS / 28. gen-raw-data-more-data / 20200521_144254</text:p>
      <text:p text:style-name="P7"/>
      <text:p text:style-name="P7">[do] <text:span text:style-name="T1">#_ </text:span></text:p>
      <text:list xml:id="list35676655" text:continue-list="list35659231" text:style-name="L1">
        <text:list-item>
          <text:p text:style-name="P25">REVIEW </text:p>
        </text:list-item>
        <text:list-item>
          <text:p text:style-name="P25">TASK-1</text:p>
        </text:list-item>
      </text:list>
      <text:p text:style-name="P7"/>
      <text:p text:style-name="P7">[next]</text:p>
      <text:list xml:id="list8205503516043103044" text:style-name="L37">
        <text:list-item>
          <text:p text:style-name="P49">TASK</text:p>
        </text:list-item>
      </text:list>
      <text:p text:style-name="P7">[further]</text:p>
      <text:p text:style-name="P14"><text:span text:style-name="T10"><text:line-break/></text:span><text:span text:style-name="T11">[/ XXX] </text:span></text:p>
      <text:p text:style-name="P19"/>
      <text:p text:style-name="P9"/>
      <text:p text:style-name="P9"/>
      <text:p text:style-name="P7"><text:span text:style-name="T4">13.25_X</text:span>---------------------------------------------------------------------------</text:p>
      <text:p text:style-name="P17">res free# JVEMV6 44#13.25_1 / 44. currency / 13. TASKS / 25. gen-stats-data-to-log-file / XXX</text:p>
      <text:p text:style-name="P5"/>
      <text:p text:style-name="P7">[do] <text:span text:style-name="T1">#_ </text:span></text:p>
      <text:list xml:id="list35654160" text:continue-list="list35676655" text:style-name="L1">
        <text:list-item>
          <text:p text:style-name="P25">REVIEW </text:p>
        </text:list-item>
        <text:list-item>
          <text:p text:style-name="P25">TASK-1</text:p>
        </text:list-item>
      </text:list>
      <text:p text:style-name="P7"/>
      <text:p text:style-name="P7"><text:soft-page-break/>[next]</text:p>
      <text:list xml:id="list3022586956523532033" text:style-name="L28">
        <text:list-item>
          <text:p text:style-name="P46">TASK</text:p>
        </text:list-item>
      </text:list>
      <text:p text:style-name="P7">[further]</text:p>
      <text:p text:style-name="P14"><text:span text:style-name="T10"><text:line-break/></text:span><text:span text:style-name="T11">[/ XXX] </text:span></text:p>
      <text:p text:style-name="P19"/>
      <text:p text:style-name="P9"/>
      <text:p text:style-name="P5"/>
      <text:p text:style-name="P8"><text:span text:style-name="T3">10.3.3_X</text:span>---------------------------------------------------------------------------</text:p>
      <text:p text:style-name="P6">res free# JVEMV6 44#10.3.3_4 / 44. currency / 10. prog-php / 3. admin / 3. slice-raw-data / XXX</text:p>
      <text:p text:style-name="P5"/>
      <text:p text:style-name="P7">[do] <text:span text:style-name="T1">#_ </text:span></text:p>
      <text:list xml:id="list35669401" text:continue-list="list35654160" text:style-name="L1">
        <text:list-item>
          <text:p text:style-name="P25">REVIEW </text:p>
        </text:list-item>
        <text:list-item>
          <text:p text:style-name="P25">TASK-1 : TASKS-13 (cont.)</text:p>
          <text:list>
            <text:list-item>
              <text:list>
                <text:list-item>
                  <text:p text:style-name="P25">//_20200504_170156:next ( <text:s/>lib_fx_admin.php )</text:p>
                </text:list-item>
                <text:list-item>
                  <text:p text:style-name="P25">==&gt; delete : debug return line</text:p>
                </text:list-item>
                <text:list-item>
                  <text:p text:style-name="P25">==&gt; see sliced weeks dates → as intended ?</text:p>
                </text:list-item>
              </text:list>
            </text:list-item>
            <text:list-item>
              <text:p text:style-name="P25"/>
            </text:list-item>
          </text:list>
        </text:list-item>
      </text:list>
      <text:p text:style-name="P7"/>
      <text:p text:style-name="P7">[next]</text:p>
      <text:list xml:id="list2626303965989822479" text:style-name="L29">
        <text:list-item>
          <text:p text:style-name="P47">TASK</text:p>
        </text:list-item>
      </text:list>
      <text:p text:style-name="P7">[further]</text:p>
      <text:p text:style-name="P14"><text:span text:style-name="T10"><text:line-break/></text:span><text:span text:style-name="T11">[/ XXX] </text:span></text:p>
      <text:p text:style-name="P19"/>
      <text:p text:style-name="P19"/>
      <text:p text:style-name="P9"/>
      <text:p text:style-name="P5"/>
      <text:p text:style-name="P5"><text:soft-page-break/>------------------------------------------------ [TEMPLATE] 20191224_144528</text:p>
      <text:p text:style-name="P7"><text:span text:style-name="T4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7">[do] <text:span text:style-name="T1">#_ </text:span></text:p>
      <text:list xml:id="list35670207" text:continue-list="list35669401" text:style-name="L1">
        <text:list-item>
          <text:p text:style-name="P25">REVIEW </text:p>
        </text:list-item>
        <text:list-item>
          <text:p text:style-name="P25">TASK-1</text:p>
        </text:list-item>
      </text:list>
      <text:p text:style-name="P7"/>
      <text:p text:style-name="P7">[next]</text:p>
      <text:list xml:id="list8441374590878952160" text:style-name="L30">
        <text:list-item>
          <text:p text:style-name="P48">TASK</text:p>
        </text:list-item>
      </text:list>
      <text:p text:style-name="P7">[further]</text:p>
      <text:p text:style-name="P14"><text:span text:style-name="T10"><text:line-break/></text:span><text:span text:style-name="T11">[/ XXX] </text:span></text:p>
      <text:p text:style-name="P19"/>
      <text:p text:style-name="P19"/>
      <text:p text:style-name="P19"/>
      <text:p text:style-name="P5">/ ------------------------------------------------ [TEMPLATE] 20191224_144528 /</text:p>
      <text:p text:style-name="P5"/>
      <text:p text:style-name="P5">/ ------------------------------------------------ [TASKS] 20200414_154140 /</text:p>
      <text:p text:style-name="P5"/>
      <text:p text:style-name="P11">------------------------------------------------------- [STEPS : start] 20191224_114459</text:p>
      <text:list xml:id="list6915537183614187340" text:style-name="L31">
        <text:list-item>
          <text:p text:style-name="P5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645889" text:continue-numbering="true" text:style-name="L31">
        <text:list-item>
          <text:p text:style-name="P52"/>
        </text:list-item>
      </text:list>
      <text:p text:style-name="P11">/ ------------------------------------------------------- [STEPS : start] 20191224_114459 /</text:p>
      <text:p text:style-name="P5"/>
      <text:p text:style-name="P10">------------------------------------------------------- [STEPS : closing] 20191220_142139</text:p>
      <text:list xml:id="list2921871212153112791" text:style-name="L32">
        <text:list-item>
          <text:p text:style-name="P22"><text:soft-page-break/>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8056237020395040526" text:style-name="L33">
              <text:list-item>
                <text:p text:style-name="P64">M – w &gt; a (new window)</text:p>
              </text:list-item>
              <text:list-item>
                <text:p text:style-name="P64">doc 2 : select → session number</text:p>
              </text:list-item>
              <text:list-item>
                <text:p text:style-name="P64">doc 1</text:p>
                <text:list>
                  <text:list-item>
                    <text:p text:style-name="P64">DUP → template</text:p>
                  </text:list-item>
                  <text:list-item>
                    <text:p text:style-name="P64">session num → paste</text:p>
                  </text:list-item>
                </text:list>
              </text:list-item>
              <text:list-item>
                <text:p text:style-name="P64">doc 2 : select → session string</text:p>
              </text:list-item>
              <text:list-item>
                <text:p text:style-name="P64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8925812250702760012" text:style-name="L34">
              <text:list-item>
                <text:p text:style-name="P65">commit</text:p>
                <text:list>
                  <text:list-item>
                    <text:p text:style-name="P65">jve</text:p>
                  </text:list-item>
                  <text:list-item>
                    <text:p text:style-name="P65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3064368928320027498" text:style-name="L35">
              <text:list-item>
                <text:p text:style-name="P66">doc 1 : select → git push, echo</text:p>
              </text:list-item>
              <text:list-item>
                <text:p text:style-name="P66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7">C:\WORKS_2\WS\WS_Others.JVEMV6\JVEMV6\37_miscs\12_programmin</text:span><text:span text:style-name="T7">g\3_fx-log-file\end_apps.bat</text:span></text:p>
          </table:table-cell>
        </table:table-row>
        <table:table-row>
          <table:table-cell table:style-name="表5.A2" office:value-type="string">
            <text:p text:style-name="P18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7833214655998959819" text:style-name="L36">
              <text:list-item>
                <text:p text:style-name="P67">eclipse</text:p>
              </text:list-item>
              <text:list-item>
                <text:p text:style-name="P67">mt4</text:p>
              </text:list-item>
              <text:list-item>
                <text:p text:style-name="P67">folders</text:p>
              </text:list-item>
              <text:list-item>
                <text:p text:style-name="P67">sakura files</text:p>
              </text:list-item>
              <text:list-item>
                <text:p text:style-name="P67">docs</text:p>
              </text:list-item>
            </text:list>
          </table:table-cell>
        </table:table-row>
      </table:table>
      <text:list xml:id="list35644511" text:continue-list="list2921871212153112791" text:style-name="L32">
        <text:list-item>
          <text:p text:style-name="P22">git</text:p>
          <text:list>
            <text:list-item>
              <text:p text:style-name="P22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652847" text:continue-numbering="true" text:style-name="L32">
        <text:list-item>
          <text:list>
            <text:list-item>
              <text:p text:style-name="P22"><text:soft-page-break/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</text:span><text:span text:style-name="T7">g\3_fx-log-file\end_apps.bat</text:span></text:p>
          </table:table-cell>
        </table:table-row>
        <table:table-row>
          <table:table-cell table:style-name="表10.A2" office:value-type="string">
            <text:p text:style-name="P18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8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8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8"/>
          </table:table-cell>
        </table:table-row>
      </table:table>
      <text:list xml:id="list35665532" text:continue-numbering="true" text:style-name="L32">
        <text:list-item>
          <text:p text:style-name="P22">move “<text:span text:style-name="T5">@@@</text:span>”</text:p>
        </text:list-item>
        <text:list-item>
          <text:p text:style-name="P51">DUP : template</text:p>
        </text:list-item>
      </text:list>
      <text:p text:style-name="P5"/>
      <text:p text:style-name="P5">/ <text:span text:style-name="T6">------------------------------------------------------- [STEPS : closing] 20191220_142139 /</text:span></text:p>
      <text:p text:style-name="P12"/>
      <text:p text:style-name="P1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21T15:44:38.45</dc:date>
    <dc:creator>iwabuchi ken</dc:creator>
    <meta:editing-duration>P5DT21H46M28S</meta:editing-duration>
    <meta:editing-cycles>720</meta:editing-cycles>
    <meta:generator>OpenOffice/4.1.3$Win32 OpenOffice.org_project/413m1$Build-9783</meta:generator>
    <meta:document-statistic meta:table-count="17" meta:image-count="0" meta:object-count="3" meta:page-count="22" meta:paragraph-count="459" meta:word-count="1745" meta:character-count="146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